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457in"/>
    </style:style>
    <style:style style:name="co3" style:family="table-column">
      <style:table-column-properties fo:break-before="auto" style:column-width="3.261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>
            <text:p>&lt;img src=”</text:p>
          </table:table-cell>
          <table:table-cell office:value-type="string">
            <text:p>alkaseltzer.jpg</text:p>
          </table:table-cell>
          <table:table-cell office:value-type="string">
            <text:p>“&gt;</text:p>
          </table:table-cell>
          <table:table-cell table:formula="of:=CONCATENATE([.A1];[.B1];[.C1])" office:value-type="string" office:string-value="&lt;img src=”alkaseltzer.jpg“&gt;">
            <text:p>&lt;img src=”alkaseltzer.jpg“&gt;</text:p>
          </table:table-cell>
          <table:table-cell office:value-type="string">
            <text:p>Alka-Seltzer®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anacin.jpg</text:p>
          </table:table-cell>
          <table:table-cell office:value-type="string">
            <text:p>“&gt;</text:p>
          </table:table-cell>
          <table:table-cell table:formula="of:=CONCATENATE([.A2];[.B2];[.C2])" office:value-type="string" office:string-value="&lt;img src=”anacin.jpg“&gt;">
            <text:p>&lt;img src=”anacin.jpg“&gt;</text:p>
          </table:table-cell>
          <table:table-cell office:value-type="string">
            <text:p>Anacin®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childrenstylenol.jpg</text:p>
          </table:table-cell>
          <table:table-cell office:value-type="string">
            <text:p>“&gt;</text:p>
          </table:table-cell>
          <table:table-cell table:formula="of:=CONCATENATE([.A3];[.B3];[.C3])" office:value-type="string" office:string-value="&lt;img src=”childrenstylenol.jpg“&gt;">
            <text:p>&lt;img src=”childrenstylenol.jpg“&gt;</text:p>
          </table:table-cell>
          <table:table-cell office:value-type="string">
            <text:p>Childrens Tylenol®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coricidin.jpg</text:p>
          </table:table-cell>
          <table:table-cell office:value-type="string">
            <text:p>“&gt;</text:p>
          </table:table-cell>
          <table:table-cell table:formula="of:=CONCATENATE([.A4];[.B4];[.C4])" office:value-type="string" office:string-value="&lt;img src=”coricidin.jpg“&gt;">
            <text:p>&lt;img src=”coricidin.jpg“&gt;</text:p>
          </table:table-cell>
          <table:table-cell office:value-type="string">
            <text:p>Coricidin®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dayquil.jpg</text:p>
          </table:table-cell>
          <table:table-cell office:value-type="string">
            <text:p>“&gt;</text:p>
          </table:table-cell>
          <table:table-cell table:formula="of:=CONCATENATE([.A5];[.B5];[.C5])" office:value-type="string" office:string-value="&lt;img src=”dayquil.jpg“&gt;">
            <text:p>&lt;img src=”dayquil.jpg“&gt;</text:p>
          </table:table-cell>
          <table:table-cell office:value-type="string">
            <text:p>Dayquil®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dimetapp.jpg</text:p>
          </table:table-cell>
          <table:table-cell office:value-type="string">
            <text:p>“&gt;</text:p>
          </table:table-cell>
          <table:table-cell table:formula="of:=CONCATENATE([.A6];[.B6];[.C6])" office:value-type="string" office:string-value="&lt;img src=”dimetapp.jpg“&gt;">
            <text:p>&lt;img src=”dimetapp.jpg“&gt;</text:p>
          </table:table-cell>
          <table:table-cell office:value-type="string">
            <text:p>Dimetapp®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excedrin.jpg</text:p>
          </table:table-cell>
          <table:table-cell office:value-type="string">
            <text:p>“&gt;</text:p>
          </table:table-cell>
          <table:table-cell table:formula="of:=CONCATENATE([.A7];[.B7];[.C7])" office:value-type="string" office:string-value="&lt;img src=”excedrin.jpg“&gt;">
            <text:p>&lt;img src=”excedrin.jpg“&gt;</text:p>
          </table:table-cell>
          <table:table-cell office:value-type="string">
            <text:p>Excedrin®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hydrocodone.jpg</text:p>
          </table:table-cell>
          <table:table-cell office:value-type="string">
            <text:p>“&gt;</text:p>
          </table:table-cell>
          <table:table-cell table:formula="of:=CONCATENATE([.A8];[.B8];[.C8])" office:value-type="string" office:string-value="&lt;img src=”hydrocodone.jpg“&gt;">
            <text:p>&lt;img src=”hydrocodone.jpg“&gt;</text:p>
          </table:table-cell>
          <table:table-cell office:value-type="string">
            <text:p>Extra Strength Tylenol®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nyquil.jpg</text:p>
          </table:table-cell>
          <table:table-cell office:value-type="string">
            <text:p>“&gt;</text:p>
          </table:table-cell>
          <table:table-cell table:formula="of:=CONCATENATE([.A9];[.B9];[.C9])" office:value-type="string" office:string-value="&lt;img src=”nyquil.jpg“&gt;">
            <text:p>&lt;img src=”nyquil.jpg“&gt;</text:p>
          </table:table-cell>
          <table:table-cell office:value-type="string">
            <text:p>Hydro-codone Bitartrate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oxycodone.jpg</text:p>
          </table:table-cell>
          <table:table-cell office:value-type="string">
            <text:p>“&gt;</text:p>
          </table:table-cell>
          <table:table-cell table:formula="of:=CONCATENATE([.A10];[.B10];[.C10])" office:value-type="string" office:string-value="&lt;img src=”oxycodone.jpg“&gt;">
            <text:p>&lt;img src=”oxycodone.jpg“&gt;</text:p>
          </table:table-cell>
          <table:table-cell office:value-type="string">
            <text:p>Nyquil®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panadol.jpg</text:p>
          </table:table-cell>
          <table:table-cell office:value-type="string">
            <text:p>“&gt;</text:p>
          </table:table-cell>
          <table:table-cell table:formula="of:=CONCATENATE([.A11];[.B11];[.C11])" office:value-type="string" office:string-value="&lt;img src=”panadol.jpg“&gt;">
            <text:p>&lt;img src=”panadol.jpg“&gt;</text:p>
          </table:table-cell>
          <table:table-cell office:value-type="string">
            <text:p>Oxycodone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percoset.jpg</text:p>
          </table:table-cell>
          <table:table-cell office:value-type="string">
            <text:p>“&gt;</text:p>
          </table:table-cell>
          <table:table-cell table:formula="of:=CONCATENATE([.A12];[.B12];[.C12])" office:value-type="string" office:string-value="&lt;img src=”percoset.jpg“&gt;">
            <text:p>&lt;img src=”percoset.jpg“&gt;</text:p>
          </table:table-cell>
          <table:table-cell office:value-type="string">
            <text:p>Panadol®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robitussin.jpg</text:p>
          </table:table-cell>
          <table:table-cell office:value-type="string">
            <text:p>“&gt;</text:p>
          </table:table-cell>
          <table:table-cell table:formula="of:=CONCATENATE([.A13];[.B13];[.C13])" office:value-type="string" office:string-value="&lt;img src=”robitussin.jpg“&gt;">
            <text:p>&lt;img src=”robitussin.jpg“&gt;</text:p>
          </table:table-cell>
          <table:table-cell office:value-type="string">
            <text:p>Percocet®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sudafed.jpg</text:p>
          </table:table-cell>
          <table:table-cell office:value-type="string">
            <text:p>“&gt;</text:p>
          </table:table-cell>
          <table:table-cell table:formula="of:=CONCATENATE([.A14];[.B14];[.C14])" office:value-type="string" office:string-value="&lt;img src=”sudafed.jpg“&gt;">
            <text:p>&lt;img src=”sudafed.jpg“&gt;</text:p>
          </table:table-cell>
          <table:table-cell office:value-type="string">
            <text:p>Robitussin®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theraflu.jpg</text:p>
          </table:table-cell>
          <table:table-cell office:value-type="string">
            <text:p>“&gt;</text:p>
          </table:table-cell>
          <table:table-cell table:formula="of:=CONCATENATE([.A15];[.B15];[.C15])" office:value-type="string" office:string-value="&lt;img src=”theraflu.jpg“&gt;">
            <text:p>&lt;img src=”theraflu.jpg“&gt;</text:p>
          </table:table-cell>
          <table:table-cell office:value-type="string">
            <text:p>Sudafed®</text:p>
          </table:table-cell>
          <table:table-cell office:value-type="float" office:value="3250">
            <text:p>325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tylenolextrastrngth.jpg</text:p>
          </table:table-cell>
          <table:table-cell office:value-type="string">
            <text:p>“&gt;</text:p>
          </table:table-cell>
          <table:table-cell table:formula="of:=CONCATENATE([.A16];[.B16];[.C16])" office:value-type="string" office:string-value="&lt;img src=”tylenolextrastrngth.jpg“&gt;">
            <text:p>&lt;img src=”tylenolextrastrngth.jpg“&gt;</text:p>
          </table:table-cell>
          <table:table-cell office:value-type="string">
            <text:p>Theraflu®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tylenolwcodeine.jpg</text:p>
          </table:table-cell>
          <table:table-cell office:value-type="string">
            <text:p>“&gt;</text:p>
          </table:table-cell>
          <table:table-cell table:formula="of:=CONCATENATE([.A17];[.B17];[.C17])" office:value-type="string" office:string-value="&lt;img src=”tylenolwcodeine.jpg“&gt;">
            <text:p>&lt;img src=”tylenolwcodeine.jpg“&gt;</text:p>
          </table:table-cell>
          <table:table-cell office:value-type="string">
            <text:p>Tylenol® w/ Codeine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ultracet.jpg</text:p>
          </table:table-cell>
          <table:table-cell office:value-type="string">
            <text:p>“&gt;</text:p>
          </table:table-cell>
          <table:table-cell table:formula="of:=CONCATENATE([.A18];[.B18];[.C18])" office:value-type="string" office:string-value="&lt;img src=”ultracet.jpg“&gt;">
            <text:p>&lt;img src=”ultracet.jpg“&gt;</text:p>
          </table:table-cell>
          <table:table-cell office:value-type="string">
            <text:p>Ultracet®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vicodin.jpg</text:p>
          </table:table-cell>
          <table:table-cell office:value-type="string">
            <text:p>“&gt;</text:p>
          </table:table-cell>
          <table:table-cell table:formula="of:=CONCATENATE([.A19];[.B19];[.C19])" office:value-type="string" office:string-value="&lt;img src=”vicodin.jpg“&gt;">
            <text:p>&lt;img src=”vicodin.jpg“&gt;</text:p>
          </table:table-cell>
          <table:table-cell office:value-type="string">
            <text:p>Vicodin®</text:p>
          </table:table-cell>
          <table:table-cell office:value-type="float" office:value="3960">
            <text:p>3960</text:p>
          </table:table-cell>
        </table:table-row>
        <table:table-row table:style-name="ro1">
          <table:table-cell office:value-type="string">
            <text:p>&lt;img src=”</text:p>
          </table:table-cell>
          <table:table-cell office:value-type="string">
            <text:p>zicam.jpg</text:p>
          </table:table-cell>
          <table:table-cell office:value-type="string">
            <text:p>“&gt;</text:p>
          </table:table-cell>
          <table:table-cell table:formula="of:=CONCATENATE([.A20];[.B20];[.C20])" office:value-type="string" office:string-value="&lt;img src=”zicam.jpg“&gt;">
            <text:p>&lt;img src=”zicam.jpg“&gt;</text:p>
          </table:table-cell>
          <table:table-cell office:value-type="string">
            <text:p>Zicam®</text:p>
          </table:table-cell>
          <table:table-cell office:value-type="float" office:value="3900">
            <text:p>3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10/24/2014</text:date>, <text:time>12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Ye</meta:initial-creator>
    <meta:creation-date>2014-10-23T19:34:22</meta:creation-date>
    <dc:date>2014-10-24T12:05:23</dc:date>
    <dc:creator>Allison Ye</dc:creator>
    <meta:editing-duration>PT14H34M17S</meta:editing-duration>
    <meta:editing-cycles>1</meta:editing-cycles>
    <meta:document-statistic meta:table-count="3" meta:cell-count="120" meta:object-count="0"/>
    <meta:generator>OpenOffice/4.1.1$Unix OpenOffice.org_project/411m6$Build-9775</meta:generator>
  </office:meta>
</office:document-meta>
</file>